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2e59" officeooo:paragraph-rsid="00112e59"/>
    </style:style>
    <style:style style:name="P2" style:family="paragraph" style:parent-style-name="Standard">
      <style:paragraph-properties fo:text-align="center" style:justify-single-word="false"/>
      <style:text-properties officeooo:rsid="00112e59" officeooo:paragraph-rsid="00112e59"/>
    </style:style>
    <style:style style:name="P3" style:family="paragraph" style:parent-style-name="Standard">
      <style:text-properties officeooo:rsid="00112e59" officeooo:paragraph-rsid="00126c3c"/>
    </style:style>
    <style:style style:name="P4" style:family="paragraph" style:parent-style-name="Standard">
      <style:text-properties officeooo:rsid="00112e59" officeooo:paragraph-rsid="00178f5d"/>
    </style:style>
    <style:style style:name="P5" style:family="paragraph" style:parent-style-name="Standard">
      <style:text-properties officeooo:rsid="00126c3c" officeooo:paragraph-rsid="00126c3c"/>
    </style:style>
    <style:style style:name="P6" style:family="paragraph" style:parent-style-name="Standard">
      <style:text-properties officeooo:rsid="00146303" officeooo:paragraph-rsid="00146303"/>
    </style:style>
    <style:style style:name="P7" style:family="paragraph" style:parent-style-name="Standard">
      <style:text-properties officeooo:rsid="0015a8bc" officeooo:paragraph-rsid="0015a8bc"/>
    </style:style>
    <style:style style:name="P8" style:family="paragraph" style:parent-style-name="Standard">
      <style:text-properties officeooo:rsid="0015a8bc" officeooo:paragraph-rsid="00178f5d"/>
    </style:style>
    <style:style style:name="P9" style:family="paragraph" style:parent-style-name="Standard">
      <style:text-properties officeooo:rsid="00178f5d" officeooo:paragraph-rsid="00178f5d"/>
    </style:style>
    <style:style style:name="P10" style:family="paragraph" style:parent-style-name="Standard">
      <style:text-properties officeooo:rsid="00178f5d" officeooo:paragraph-rsid="00197567"/>
    </style:style>
    <style:style style:name="P11" style:family="paragraph" style:parent-style-name="Standard">
      <style:text-properties officeooo:rsid="00197567" officeooo:paragraph-rsid="00197567"/>
    </style:style>
    <style:style style:name="P12" style:family="paragraph" style:parent-style-name="Standard">
      <style:text-properties officeooo:rsid="001ad8e4" officeooo:paragraph-rsid="001ad8e4"/>
    </style:style>
    <style:style style:name="P13" style:family="paragraph" style:parent-style-name="Standard">
      <style:text-properties officeooo:rsid="001ad8e4" officeooo:paragraph-rsid="001c6a73"/>
    </style:style>
    <style:style style:name="P14" style:family="paragraph" style:parent-style-name="Standard">
      <style:text-properties officeooo:paragraph-rsid="001ad8e4"/>
    </style:style>
    <style:style style:name="P15" style:family="paragraph" style:parent-style-name="Standard">
      <style:text-properties officeooo:paragraph-rsid="001f9261"/>
    </style:style>
    <style:style style:name="P16" style:family="paragraph" style:parent-style-name="Standard">
      <style:text-properties officeooo:rsid="002134ce" officeooo:paragraph-rsid="002134ce"/>
    </style:style>
    <style:style style:name="P17" style:family="paragraph" style:parent-style-name="Standard">
      <style:text-properties officeooo:rsid="002134ce" officeooo:paragraph-rsid="0022a70f"/>
    </style:style>
    <style:style style:name="P18" style:family="paragraph" style:parent-style-name="Standard">
      <style:paragraph-properties fo:break-before="page"/>
      <style:text-properties officeooo:rsid="00178f5d" officeooo:paragraph-rsid="00178f5d"/>
    </style:style>
    <style:style style:name="P19" style:family="paragraph" style:parent-style-name="Text_20_body">
      <style:text-properties officeooo:paragraph-rsid="001c6a73"/>
    </style:style>
    <style:style style:name="P20" style:family="paragraph" style:parent-style-name="Text_20_body">
      <style:text-properties officeooo:rsid="001dc121" officeooo:paragraph-rsid="001dc121"/>
    </style:style>
    <style:style style:name="P21" style:family="paragraph" style:parent-style-name="Text_20_body">
      <style:text-properties officeooo:rsid="001f9261" officeooo:paragraph-rsid="001f9261"/>
    </style:style>
    <style:style style:name="P22" style:family="paragraph" style:parent-style-name="Text_20_body">
      <style:text-properties officeooo:rsid="001f9261" officeooo:paragraph-rsid="001f9c1b"/>
    </style:style>
    <style:style style:name="T1" style:family="text">
      <style:text-properties officeooo:rsid="00112e59"/>
    </style:style>
    <style:style style:name="T2" style:family="text">
      <style:text-properties officeooo:rsid="00126c3c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26c3c"/>
    </style:style>
    <style:style style:name="T5" style:family="text">
      <style:text-properties style:text-position="super 58%" officeooo:rsid="001c6a73"/>
    </style:style>
    <style:style style:name="T6" style:family="text">
      <style:text-properties style:text-position="super 58%" officeooo:rsid="001f9261"/>
    </style:style>
    <style:style style:name="T7" style:family="text">
      <style:text-properties officeooo:rsid="00146303"/>
    </style:style>
    <style:style style:name="T8" style:family="text">
      <style:text-properties officeooo:rsid="00178f5d"/>
    </style:style>
    <style:style style:name="T9" style:family="text">
      <style:text-properties officeooo:rsid="00197567"/>
    </style:style>
    <style:style style:name="T10" style:family="text">
      <style:text-properties officeooo:rsid="001ad8e4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ad8e4"/>
    </style:style>
    <style:style style:name="T13" style:family="text">
      <style:text-properties style:text-position="sub 58%" officeooo:rsid="001f9261"/>
    </style:style>
    <style:style style:name="T14" style:family="text">
      <style:text-properties style:text-position="sub 58%" officeooo:rsid="002134ce"/>
    </style:style>
    <style:style style:name="T15" style:family="text">
      <style:text-properties style:text-position="sub 58%" officeooo:rsid="0022a70f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c6a73"/>
    </style:style>
    <style:style style:name="T18" style:family="text">
      <style:text-properties style:text-position="0% 100%" officeooo:rsid="001ad8e4"/>
    </style:style>
    <style:style style:name="T19" style:family="text">
      <style:text-properties style:text-position="0% 100%" officeooo:rsid="001dc121"/>
    </style:style>
    <style:style style:name="T20" style:family="text">
      <style:text-properties style:text-position="0% 100%" officeooo:rsid="001f9261"/>
    </style:style>
    <style:style style:name="T21" style:family="text">
      <style:text-properties style:text-position="0% 100%" officeooo:rsid="001f9c1b"/>
    </style:style>
    <style:style style:name="T22" style:family="text">
      <style:text-properties style:text-position="0% 100%" officeooo:rsid="002134ce"/>
    </style:style>
    <style:style style:name="T23" style:family="text">
      <style:text-properties style:text-position="0% 100%" officeooo:rsid="0022a70f"/>
    </style:style>
    <style:style style:name="T24" style:family="text">
      <style:text-properties officeooo:rsid="001c6a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<text:span text:style-name="T2">`bits`</text:span> Function <text:span text:style-name="T2">Family</text:span></text:p>
      <text:p text:style-name="P2">by Sven Nilsen, 2017</text:p>
      <text:p text:style-name="P1"/>
      <text:p text:style-name="P1">Some advanced path semantics require working with power-sets. A power-set is the set of all sets that can be constructed from some elements. Another way to explain it is the set of all sub-sets of a set.</text:p>
      <text:p text:style-name="P1"/>
      <text:p text:style-name="P1">A set either contains an element or not, so the ideal way of representing the membership relation information is by using a bit. The binary encoding of natural numbers using N bits can be interpreted as N elements where each bit tells whether they belong to a sub-set or not.</text:p>
      <text:p text:style-name="P1"/>
      <text:p text:style-name="P6">To iterate through all sets in a power-set, one can count from `0` up to `2<text:span text:style-name="T3">N</text:span>-1` and get the binary encoding of each number. Each bit will then tell whether the element is a member of the sub-set or not.</text:p>
      <text:p text:style-name="P1"/>
      <text:p text:style-name="P5">The `bitsm` function is used to construct the binary representation of a natural number modulus N. The first argument tells how many bits that are used to encode the number. The second argument <text:span text:style-name="T7">is a number to be encoded.</text:span></text:p>
      <text:p text:style-name="P1"/>
      <text:p text:style-name="P3"><text:tab/><text:span text:style-name="T2">bitsm : nat → nat → [bool]</text:span></text:p>
      <text:p text:style-name="P3"/>
      <text:p text:style-name="P3"><text:tab/><text:span text:style-name="T2">bitsm := \(n : nat) = \(x : nat) = </text:span>sift i n { <text:span text:style-name="T2">(floor(x / 2</text:span><text:span text:style-name="T4">i</text:span><text:span text:style-name="T2">) % 2) == 1</text:span> }</text:p>
      <text:p text:style-name="P1"/>
      <text:p text:style-name="P11">The `sift` loop creates an array/list by collecting items from the loop body.</text:p>
      <text:p text:style-name="P1"/>
      <text:p text:style-name="P6">For example, `bitsm(3)` returns the following values:</text:p>
      <text:p text:style-name="P6"/>
      <text:p text:style-name="P6"><text:tab/>0: [false, false, false]</text:p>
      <text:p text:style-name="P6"><text:tab/>1: [true, false, false]</text:p>
      <text:p text:style-name="P6"><text:tab/>2: [false, true, false]</text:p>
      <text:p text:style-name="P6"><text:tab/>3: [true, true, false]</text:p>
      <text:p text:style-name="P6"><text:tab/>4: [false, false, true]</text:p>
      <text:p text:style-name="P6"><text:tab/>5: [true, false, true]</text:p>
      <text:p text:style-name="P6"><text:tab/>6: [false, true, true]</text:p>
      <text:p text:style-name="P6"><text:tab/>7: [true, true, true]</text:p>
      <text:p text:style-name="P1"/>
      <text:p text:style-name="P7">The `bits` function is identical to `bitsm` except that the number to be encoded must be less than `2<text:span text:style-name="T3">N</text:span>`.</text:p>
      <text:p text:style-name="P1"/>
      <text:p text:style-name="P1"><text:tab/>bits : nat → nat → [bool]</text:p>
      <text:p text:style-name="P1"/>
      <text:p text:style-name="P1"><text:tab/>bits := \(n : nat) = \(x : nat ∧ <text:span text:style-name="T2">(&lt; 2</text:span><text:span text:style-name="T4">n</text:span><text:span text:style-name="T2">)</text:span>) = <text:span text:style-name="T7">bitsm(n)(x)</text:span></text:p>
      <text:p text:style-name="P1"/>
      <text:p text:style-name="P7">To count downwards from the largest sub-set <text:span text:style-name="T8">to the empty sub-set, one can use `bitsmd` and `bitsd`</text:span>:</text:p>
      <text:p text:style-name="P7"/>
      <text:p text:style-name="P7"><text:tab/>bitsmd := \(n : nat) = \(x : nat) = bitsm(n)(2<text:span text:style-name="T3">n</text:span>-1-x)</text:p>
      <text:p text:style-name="P1"/>
      <text:p text:style-name="P4"><text:tab/>bits<text:span text:style-name="T8">d</text:span> := \(n : nat) = \(x : nat ∧ <text:span text:style-name="T2">(&lt; 2</text:span><text:span text:style-name="T4">n</text:span><text:span text:style-name="T2">)</text:span>) = <text:span text:style-name="T7">bitsmd(n)(x)</text:span></text:p>
      <text:p text:style-name="P4"/>
      <text:p text:style-name="P18">Alternative form for `bitsmd` <text:span text:style-name="T9">that is defined directly</text:span>:</text:p>
      <text:p text:style-name="P8"/>
      <text:p text:style-name="P8"><text:tab/><text:span text:style-name="T2">bitsmd := \(n : nat) = \(x : nat) = sift i n { (floor(x / 2</text:span><text:span text:style-name="T4">i</text:span><text:span text:style-name="T2">) % 2) == 0 }</text:span></text:p>
      <text:p text:style-name="P8"/>
      <text:p text:style-name="P9">One could also flip each bit in the binary representation and get the reverse count, <text:span text:style-name="T9">because:</text:span></text:p>
      <text:p text:style-name="P9"/>
      <text:p text:style-name="P10"><text:tab/><text:span text:style-name="T9">( (floor(x / 2</text:span><text:span text:style-name="T4">i</text:span><text:span text:style-name="T2">) % 2) == 1 ) &lt;=&gt; ( odd(floor(x / 2</text:span><text:span text:style-name="T4">i</text:span><text:span text:style-name="T2">)) )</text:span></text:p>
      <text:p text:style-name="P10"><text:tab/><text:span text:style-name="T9">( (floor(x / 2</text:span><text:span text:style-name="T4">i</text:span><text:span text:style-name="T2">) % 2) == 0 ) &lt;=&gt; ( even(floor(x / 2</text:span><text:span text:style-name="T4">i</text:span><text:span text:style-name="T2">)) )</text:span></text:p>
      <text:p text:style-name="P9"/>
      <text:p text:style-name="P9"><text:tab/><text:span text:style-name="T9">even[not] &lt;=&gt; odd</text:span></text:p>
      <text:p text:style-name="P9"/>
      <text:p text:style-name="P11">Alternative form for `bitsd` that uses `bitsm` instead of `bitsmd`:</text:p>
      <text:p text:style-name="P9"/>
      <text:p text:style-name="P9"><text:tab/><text:span text:style-name="T1">bits</text:span>d<text:span text:style-name="T1"> := \(n : nat) = \(x : nat ∧ (&lt; 2</text:span><text:span text:style-name="T4">n</text:span><text:span text:style-name="T2">)) = bitsm(n)(2</text:span><text:span text:style-name="T4">n</text:span><text:span text:style-name="T2">-1-x)</text:span></text:p>
      <text:p text:style-name="P9"/>
      <text:p text:style-name="P11">When using a function from the `bits` family, one can write the following:</text:p>
      <text:p text:style-name="P11"/>
      <text:p text:style-name="P11"><text:tab/>bits(n)(i)[j]</text:p>
      <text:p text:style-name="P11"/>
      <text:p text:style-name="P12">Sometimes, because the `bits` function has a constraint that can match a loop <text:span text:style-name="T24">with range `[0, 2</text:span><text:span text:style-name="T5">n</text:span><text:span text:style-name="T24">)`</text:span>, the number of bits <text:span text:style-name="T24">`n` </text:span>can be inferred from the loop, so one can <text:span text:style-name="T24">skip the first argument and</text:span> write:</text:p>
      <text:p text:style-name="P12"/>
      <text:p text:style-name="P12"><text:tab/>bits(i)[j]</text:p>
      <text:p text:style-name="P12"/>
      <text:p text:style-name="P12">A shorthand notation for this is:</text:p>
      <text:p text:style-name="P12"/>
      <text:p text:style-name="P12"><text:tab/>bits<text:span text:style-name="T11">ij</text:span></text:p>
      <text:p text:style-name="P12"/>
      <text:p text:style-name="P12">Or, <text:span text:style-name="T24">when this is frequently used, </text:span>replacing the name “bits” with the greek beta character `β`:</text:p>
      <text:p text:style-name="P12"/>
      <text:p text:style-name="P12"><text:tab/>β<text:span text:style-name="T11">ij</text:span><text:span text:style-name="T16"> </text:span><text:span text:style-name="T22">&lt;=&gt; bits</text:span><text:span text:style-name="T14">ij</text:span></text:p>
      <text:p text:style-name="P12"><text:span text:style-name="T16"><text:tab/>β</text:span><text:span text:style-name="T14">i</text:span><text:span text:style-name="T22"> &lt;=&gt; bits</text:span><text:span text:style-name="T14">i</text:span></text:p>
      <text:p text:style-name="P12"><text:span text:style-name="T16"/></text:p>
      <text:p text:style-name="P12"><text:span text:style-name="T16">When counting </text:span><text:span text:style-name="T17">up or </text:span><text:span text:style-name="T16">down, one can use </text:span><text:span text:style-name="T17">a plus or minus superscript</text:span><text:span text:style-name="T16">:</text:span></text:p>
      <text:p text:style-name="P12"><text:span text:style-name="T16"/></text:p>
      <text:p text:style-name="P12"><text:span text:style-name="T16"><text:tab/>β</text:span><text:span text:style-name="T3">-</text:span><text:span text:style-name="T11">ij</text:span><text:span text:style-name="T16"> &lt;=&gt; bitsd</text:span><text:span text:style-name="T11">ij</text:span></text:p>
      <text:p text:style-name="P12"><text:span text:style-name="T16"/></text:p>
      <text:p text:style-name="P13"><text:span text:style-name="T16"><text:tab/>β</text:span><text:span text:style-name="T5">+</text:span><text:span text:style-name="T11">ij</text:span><text:span text:style-name="T16"> &lt;=&gt; bits</text:span><text:span text:style-name="T11">ij</text:span></text:p>
      <text:p text:style-name="P12"><text:span text:style-name="T16"/></text:p>
      <text:p text:style-name="P13"><text:span text:style-name="T16"><text:tab/> β</text:span><text:span text:style-name="T3">-</text:span><text:span text:style-name="T11">ij</text:span><text:span text:style-name="T16"> </text:span><text:span text:style-name="T17">&lt;=&gt; <text:s/>¬</text:span><text:span text:style-name="T16">β</text:span><text:span text:style-name="T5">+</text:span><text:span text:style-name="T11">ij</text:span></text:p>
      <text:p text:style-name="P13"><text:span text:style-name="T16"><text:tab/> β</text:span><text:span text:style-name="T5">+</text:span><text:span text:style-name="T11">ij</text:span><text:span text:style-name="T16"> </text:span><text:span text:style-name="T17">&lt;=&gt; <text:s/>¬</text:span><text:span text:style-name="T16">β</text:span><text:span text:style-name="T5">-</text:span><text:span text:style-name="T11">ij</text:span></text:p>
      <text:p text:style-name="P12"><text:span text:style-name="T16"/></text:p>
      <text:p text:style-name="P14"><text:span text:style-name="T18">One should notice that </text:span><text:span text:style-name="T19">this can be calculated directly:</text:span></text:p>
      <text:p text:style-name="P14"><text:span text:style-name="T18"/></text:p>
      <text:p text:style-name="P19"><text:tab/><text:span text:style-name="T10">β</text:span><text:span text:style-name="T12">ij</text:span><text:span text:style-name="T18"> </text:span><text:span text:style-name="T17">&lt;=&gt; </text:span>(floor(<text:span text:style-name="T24">i</text:span> / 2<text:span text:style-name="T5">j</text:span>) % 2) == 1</text:p>
      <text:p text:style-name="P20">Using integer division:</text:p>
      <text:p text:style-name="P20"><text:tab/><text:span text:style-name="T10">β</text:span><text:span text:style-name="T12">ij</text:span><text:span text:style-name="T18"> </text:span><text:span text:style-name="T17">&lt;=&gt; </text:span><text:span text:style-name="T16">odd(</text:span><text:span text:style-name="T24">i</text:span> / 2<text:span text:style-name="T5">j</text:span>)</text:p>
      <text:p text:style-name="P20"><text:soft-page-break/></text:p>
      <text:p text:style-name="P21">Sometimes one would like to use `0` and `1` instead of `false` and `true`, for example, when summing or multiplying a bit with another number:</text:p>
      <text:p text:style-name="P21"><text:tab/>∑ i 2<text:span text:style-name="T3">n</text:span>, j { β<text:span text:style-name="T11">ij</text:span> }</text:p>
      <text:p text:style-name="P21"><text:tab/> β<text:span text:style-name="T11">ij</text:span><text:span text:style-name="T16"> · k</text:span></text:p>
      <text:p text:style-name="P22"><text:span text:style-name="T16">This is solved by </text:span><text:span text:style-name="T21">treating the function `</text:span><text:span text:style-name="T16">β</text:span><text:span text:style-name="T21">` as one of several variants, depending on the type of number one wants to construct:</text:span></text:p>
      <text:p text:style-name="P21"><text:span text:style-name="T16"><text:tab/>β</text:span><text:span text:style-name="T11">A</text:span><text:span text:style-name="T16"> : {n : nat} → nat ∧ (&lt; 2</text:span><text:span text:style-name="T3">n</text:span><text:span text:style-name="T16">) → A</text:span></text:p>
      <text:p text:style-name="P15"><text:span text:style-name="T20"><text:tab/><text:tab/>β</text:span><text:span text:style-name="T13">𝔹</text:span><text:span text:style-name="T20"> : {n : nat} → nat ∧ (&lt; 2</text:span><text:span text:style-name="T6">n</text:span><text:span text:style-name="T20">) → bool</text:span></text:p>
      <text:p text:style-name="P15"><text:span text:style-name="T20"><text:tab/><text:tab/>β</text:span><text:span text:style-name="T13">ℂ</text:span><text:span text:style-name="T20"> : {n : nat} → nat ∧ (&lt; 2</text:span><text:span text:style-name="T6">n</text:span><text:span text:style-name="T20">) → complex</text:span></text:p>
      <text:p text:style-name="P15"><text:span text:style-name="T20"><text:tab/><text:tab/>β</text:span><text:span text:style-name="T13">ℤ</text:span><text:span text:style-name="T20"> : {n : nat} → nat ∧ (&lt; 2</text:span><text:span text:style-name="T6">n</text:span><text:span text:style-name="T20">) → int</text:span></text:p>
      <text:p text:style-name="P15"><text:span text:style-name="T20"><text:tab/><text:tab/>β</text:span><text:span text:style-name="T13">ℕ</text:span><text:span text:style-name="T20"> : {n : nat} → nat ∧ (&lt; 2</text:span><text:span text:style-name="T6">n</text:span><text:span text:style-name="T20">) → nat</text:span></text:p>
      <text:p text:style-name="P15"><text:span text:style-name="T20"><text:tab/><text:tab/>β</text:span><text:span text:style-name="T13">ℚ</text:span><text:span text:style-name="T20"> : {n : nat} → nat ∧ (&lt; 2</text:span><text:span text:style-name="T6">n</text:span><text:span text:style-name="T20">) → rational</text:span></text:p>
      <text:p text:style-name="P15"><text:span text:style-name="T20"><text:tab/><text:tab/>β</text:span><text:span text:style-name="T13">ℝ</text:span><text:span text:style-name="T20"> : {n : nat} → nat ∧ (&lt; 2</text:span><text:span text:style-name="T6">n</text:span><text:span text:style-name="T20">) → real</text:span></text:p>
      <text:p text:style-name="P15"><text:span text:style-name="T20"/></text:p>
      <text:p text:style-name="P17"><text:span text:style-name="T20">I</text:span><text:span text:style-name="T16">n probability theory there is a common pattern where you flip </text:span><text:span text:style-name="T23">a probability </text:span><text:span text:style-name="T16">depending on a bit.</text:span></text:p>
      <text:p text:style-name="P17"><text:span text:style-name="T23"/></text:p>
      <text:p text:style-name="P17"><text:span text:style-name="T23"><text:tab/></text:span><text:span text:style-name="T16">if β</text:span><text:span text:style-name="T11">ij</text:span><text:span text:style-name="T16"> { p</text:span><text:span text:style-name="T11">kj</text:span><text:span text:style-name="T16"> } else { 1 – p</text:span><text:span text:style-name="T11">kj</text:span><text:span text:style-name="T16"> }</text:span></text:p>
      <text:p text:style-name="P17"><text:span text:style-name="T23"/></text:p>
      <text:p text:style-name="P17"><text:span text:style-name="T23">This can be written in short form where you return a function of type `real → real`. This function flips the probability depending on the value of the bit</text:span><text:span text:style-name="T16">:</text:span></text:p>
      <text:p text:style-name="P16"><text:span text:style-name="T16"/></text:p>
      <text:p text:style-name="P16"><text:span text:style-name="T16"><text:tab/>β</text:span><text:span text:style-name="T11">ij</text:span><text:span text:style-name="T16">(p</text:span><text:span text:style-name="T11">kj</text:span><text:span text:style-name="T16">) &lt;=&gt; if β</text:span><text:span text:style-name="T11">ij</text:span><text:span text:style-name="T16"> { p</text:span><text:span text:style-name="T11">kj</text:span><text:span text:style-name="T16"> } else { 1 – p</text:span><text:span text:style-name="T11">kj</text:span><text:span text:style-name="T16"> }</text:span></text:p>
      <text:p text:style-name="P16"><text:span text:style-name="T16"/></text:p>
      <text:p text:style-name="P17"><text:span text:style-name="T16"><text:tab/>β</text:span><text:span text:style-name="T11">ℝ→</text:span><text:span text:style-name="T15">ℝ</text:span><text:span text:style-name="T16"> : </text:span><text:span text:style-name="T23">{n : nat} → </text:span><text:span text:style-name="T20">nat ∧ (&lt; 2</text:span><text:span text:style-name="T6">n</text:span><text:span text:style-name="T20">) →</text:span><text:span text:style-name="T23"> (real → real)</text:span></text:p>
      <text:p text:style-name="P17"><text:span text:style-name="T23"/></text:p>
      <text:p text:style-name="P17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22:36:49.875978000</meta:creation-date>
    <dc:date>2017-07-16T01:24:28.885049000</dc:date>
    <meta:editing-duration>PT35M31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66" meta:word-count="796" meta:character-count="3902" meta:non-whitespace-character-count="3117"/>
  </office:meta>
</office:document-meta>
</file>